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E25231C247D08FCB.png" manifest:media-type="image/png"/>
  <manifest:file-entry manifest:full-path="Pictures/1000000100000280000001E092FD191B5E13CF1D.png" manifest:media-type="image/png"/>
  <manifest:file-entry manifest:full-path="Pictures/1000000100000280000001E04572C5D50C50AFEC.png" manifest:media-type="image/png"/>
  <manifest:file-entry manifest:full-path="Pictures/1000000100000280000001E05EFE88DFA105058B.png" manifest:media-type="image/png"/>
  <manifest:file-entry manifest:full-path="Pictures/1000000100000280000001E09712357CC6043186.png" manifest:media-type="image/png"/>
  <manifest:file-entry manifest:full-path="Pictures/1000000100000280000001E03D26D62420861A17.png" manifest:media-type="image/png"/>
  <manifest:file-entry manifest:full-path="Pictures/1000000100000280000001E0EEAB08234D1C4E2C.png" manifest:media-type="image/png"/>
  <manifest:file-entry manifest:full-path="Pictures/1000000100000280000001E06092E3C42DDDEB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18e2" officeooo:paragraph-rsid="001018e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ctal m = 3</text:p>
      <text:p text:style-name="P1"><draw:frame draw:style-name="fr1" draw:name="Image2" text:anchor-type="char" svg:x="9.317cm" svg:y="0.129cm" svg:width="7.717cm" svg:height="5.789cm" draw:z-index="1"><draw:image xlink:href="Pictures/1000000100000280000001E06092E3C42DDDEB8A.png" xlink:type="simple" xlink:show="embed" xlink:actuate="onLoad" draw:mime-type="image/png"/></draw:frame><draw:frame draw:style-name="fr1" draw:name="Image1" text:anchor-type="char" svg:x="-0.979cm" svg:y="0.198cm" svg:width="8.946cm" svg:height="5.611cm" draw:z-index="0"><draw:image xlink:href="Pictures/1000000100000280000001E0EEAB08234D1C4E2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908cm" svg:y="0.718cm" svg:width="9.015cm" svg:height="6.761cm" draw:z-index="2"><draw:image xlink:href="Pictures/1000000100000280000001E03D26D62420861A17.png" xlink:type="simple" xlink:show="embed" xlink:actuate="onLoad" draw:mime-type="image/png"/></draw:frame>D = 1.71<draw:frame draw:style-name="fr1" draw:name="Image4" text:anchor-type="char" svg:x="9.661cm" svg:y="1.441cm" svg:width="8.119cm" svg:height="6.091cm" draw:z-index="3"><draw:image xlink:href="Pictures/1000000100000280000001E09712357CC6043186.png" xlink:type="simple" xlink:show="embed" xlink:actuate="onLoad" draw:mime-type="image/png"/></draw:frame><text:tab/><text:tab/><text:tab/><text:tab/><text:tab/><text:tab/><text:tab/>D = 1.7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Fractal m = 4</text:p>
      <text:p text:style-name="P1"><draw:frame draw:style-name="fr1" draw:name="Image5" text:anchor-type="char" svg:x="-0.37cm" svg:y="0.445cm" svg:width="8.174cm" svg:height="6.131cm" draw:z-index="4"><draw:image xlink:href="Pictures/1000000100000280000001E05EFE88DFA105058B.png" xlink:type="simple" xlink:show="embed" xlink:actuate="onLoad" draw:mime-type="image/png"/></draw:frame><draw:frame draw:style-name="fr1" draw:name="Image6" text:anchor-type="char" svg:x="8.094cm" svg:y="0.409cm" svg:width="8.842cm" svg:height="6.632cm" draw:z-index="5"><draw:image xlink:href="Pictures/1000000100000280000001E04572C5D50C50AF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 = 1.75<text:tab/><text:tab/><text:tab/><text:tab/><text:tab/><text:tab/><text:tab/>D = 1.8</text:p>
      <text:p text:style-name="P1"><draw:frame draw:style-name="fr1" draw:name="Image8" text:anchor-type="char" svg:x="9.23cm" svg:y="0.381cm" svg:width="8.553cm" svg:height="6.415cm" draw:z-index="7"><draw:image xlink:href="Pictures/1000000100000280000001E092FD191B5E13CF1D.png" xlink:type="simple" xlink:show="embed" xlink:actuate="onLoad" draw:mime-type="image/png"/></draw:frame></text:p>
      <text:p text:style-name="P1"><draw:frame draw:style-name="fr1" draw:name="Image7" text:anchor-type="char" svg:x="-0.215cm" svg:y="0.265cm" svg:width="7.848cm" svg:height="5.886cm" draw:z-index="6"><draw:image xlink:href="Pictures/1000000100000280000001E0E25231C247D08FCB.png" xlink:type="simple" xlink:show="embed" xlink:actuate="onLoad" draw:mime-type="image/png"/></draw:frame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0:51:29.673329121</meta:creation-date>
    <dc:date>2022-11-16T11:00:24.458545009</dc:date>
    <meta:editing-duration>PT8M57S</meta:editing-duration>
    <meta:editing-cycles>1</meta:editing-cycles>
    <meta:document-statistic meta:table-count="0" meta:image-count="8" meta:object-count="0" meta:page-count="2" meta:paragraph-count="5" meta:word-count="20" meta:character-count="73" meta:non-whitespace-character-count="43"/>
    <meta:generator>LibreOffice/7.3.2.2$Linux_X86_64 LibreOffice_project/49f2b1bff42cfccbd8f788c8dc32c1c309559be0</meta:generator>
  </office:meta>
</office:document-meta>
</file>